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0000" fo:border="0.74pt solid #000000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1">
      <style:table-cell-properties fo:background-color="#cccccc" fo:border="0.74pt solid #000000"/>
    </style:style>
    <style:style style:name="ce9" style:family="table-cell" style:parent-style-name="Default" style:data-style-name="N110">
      <style:table-cell-properties fo:background-color="#cccccc" fo:border="0.74pt solid #000000"/>
    </style:style>
    <style:style style:name="ce10" style:family="table-cell" style:parent-style-name="Default" style:data-style-name="N110">
      <style:table-cell-properties fo:background-color="#ddddd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a00" table:style-name="ta1">
        <table:table-column table:style-name="co1" table:default-cell-style-name="ce5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ce5"/>
        <table:table-row table:style-name="ro1">
          <table:table-cell table:style-name="ce1" office:value-type="string" calcext:value-type="string" table:number-columns-spanned="7" table:number-rows-spanned="1">
            <text:p>média de tempos para tabelas com inicio 0 x 0</text:p>
          </table:table-cell>
          <table:covered-table-cell table:number-columns-repeated="6" table:style-name="ce2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thread(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1">
          <table:table-cell table:style-name="ce3" office:value-type="string" calcext:value-type="string">
            <text:p>5x5</text:p>
          </table:table-cell>
          <table:table-cell table:style-name="ce3" office:value-type="float" office:value="0.00151545" calcext:value-type="float">
            <text:p>0,00151545</text:p>
          </table:table-cell>
          <table:table-cell table:style-name="ce3" office:value-type="float" office:value="0.00087715" calcext:value-type="float">
            <text:p>0,00087715</text:p>
          </table:table-cell>
          <table:table-cell table:style-name="ce3" office:value-type="float" office:value="0.00098695" calcext:value-type="float">
            <text:p>0,00098695</text:p>
          </table:table-cell>
          <table:table-cell table:style-name="ce3" office:value-type="float" office:value="0.00126185" calcext:value-type="float">
            <text:p>0,00126185</text:p>
          </table:table-cell>
          <table:table-cell table:style-name="ce3" office:value-type="float" office:value="0.00163885" calcext:value-type="float">
            <text:p>0,00163885</text:p>
          </table:table-cell>
          <table:table-cell table:style-name="ce3" office:value-type="float" office:value="0.0026565" calcext:value-type="float">
            <text:p>0,0026565</text:p>
          </table:table-cell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6x6</text:p>
          </table:table-cell>
          <table:table-cell table:style-name="ce4" office:value-type="float" office:value="0.108879" calcext:value-type="float">
            <text:p>0,108879</text:p>
          </table:table-cell>
          <table:table-cell table:style-name="ce4" office:value-type="float" office:value="0.110205" calcext:value-type="float">
            <text:p>0,110205</text:p>
          </table:table-cell>
          <table:table-cell table:style-name="ce4" office:value-type="float" office:value="0.111632" calcext:value-type="float">
            <text:p>0,111632</text:p>
          </table:table-cell>
          <table:table-cell table:style-name="ce4" office:value-type="float" office:value="0.110582" calcext:value-type="float">
            <text:p>0,110582</text:p>
          </table:table-cell>
          <table:table-cell table:style-name="ce4" office:value-type="float" office:value="0.113046" calcext:value-type="float">
            <text:p>0,113046</text:p>
          </table:table-cell>
          <table:table-cell table:style-name="ce4" office:value-type="float" office:value="0.114705" calcext:value-type="float">
            <text:p>0,114705</text:p>
          </table:table-cell>
          <table:table-cell/>
          <table:table-cell table:style-name="Default"/>
        </table:table-row>
        <table:table-row table:style-name="ro1">
          <table:table-cell table:style-name="ce3" office:value-type="string" calcext:value-type="string">
            <text:p>7x7</text:p>
          </table:table-cell>
          <table:table-cell table:style-name="ce3" office:value-type="float" office:value="2.37236" calcext:value-type="float">
            <text:p>2,37236</text:p>
          </table:table-cell>
          <table:table-cell table:style-name="ce3" office:value-type="float" office:value="0.0177265" calcext:value-type="float">
            <text:p>0,0177265</text:p>
          </table:table-cell>
          <table:table-cell table:style-name="ce3" office:value-type="float" office:value="0.018683" calcext:value-type="float">
            <text:p>0,018683</text:p>
          </table:table-cell>
          <table:table-cell table:style-name="ce3" office:value-type="float" office:value="0.0183655" calcext:value-type="float">
            <text:p>0,0183655</text:p>
          </table:table-cell>
          <table:table-cell table:style-name="ce3" office:value-type="float" office:value="0.0190972" calcext:value-type="float">
            <text:p>0,0190972</text:p>
          </table:table-cell>
          <table:table-cell table:style-name="ce3" office:value-type="float" office:value="0.0220448" calcext:value-type="float">
            <text:p>0,0220448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" table:number-columns-repeated="6"/>
          <table:table-cell/>
          <table:table-cell table:style-name="Default"/>
        </table:table-row>
        <table:table-row table:style-name="ro1">
          <table:table-cell table:style-name="ce6"/>
          <table:table-cell table:number-columns-repeated="6"/>
          <table:table-cell table:style-name="Default" table:number-columns-repeated="2"/>
        </table:table-row>
        <table:table-row table:style-name="ro1" table:number-rows-repeated="6"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ce5" table:number-columns-repeated="6"/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<text:s/>Speedup relativo para tabelas com inicio em 0 x 0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<text:s/>thread(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5x5</text:p>
          </table:table-cell>
          <table:table-cell table:style-name="ce3" table:formula="of:=QUOTIENT([.$B$3];[.B3])" office:value-type="float" office:value="1" calcext:value-type="float">
            <text:p>1</text:p>
          </table:table-cell>
          <table:table-cell table:style-name="ce9" table:formula="of:=[.$B$3] / [.C3]" office:value-type="float" office:value="1.7276976571852" calcext:value-type="float">
            <text:p>1,72770</text:p>
          </table:table-cell>
          <table:table-cell table:style-name="ce9" table:formula="of:=[.$B$3] / [.D3]" office:value-type="float" office:value="1.53548811996555" calcext:value-type="float">
            <text:p>1,53549</text:p>
          </table:table-cell>
          <table:table-cell table:style-name="ce9" table:formula="of:=[.$B$3] / [.E3]" office:value-type="float" office:value="1.20097475928201" calcext:value-type="float">
            <text:p>1,20097</text:p>
          </table:table-cell>
          <table:table-cell table:style-name="ce9" table:formula="of:=[.$B$3] / [.F3]" office:value-type="float" office:value="0.92470329804436" calcext:value-type="float">
            <text:p>0,92470</text:p>
          </table:table-cell>
          <table:table-cell table:style-name="ce9" table:formula="of:=[.$B$3] / [.G3]" office:value-type="float" office:value="0.57046866177301" calcext:value-type="float">
            <text:p>0,5704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6x6</text:p>
          </table:table-cell>
          <table:table-cell table:style-name="ce4" table:formula="of:=QUOTIENT([.$B$4];[.B4])" office:value-type="float" office:value="1" calcext:value-type="float">
            <text:p>1</text:p>
          </table:table-cell>
          <table:table-cell table:style-name="ce10" table:formula="of:=[.$B$4]/[.C4]" office:value-type="float" office:value="0.987967878045461" calcext:value-type="float">
            <text:p>0,98797</text:p>
          </table:table-cell>
          <table:table-cell table:style-name="ce10" table:formula="of:=[.$B$4]/[.D4]" office:value-type="float" office:value="0.975338612584205" calcext:value-type="float">
            <text:p>0,97534</text:p>
          </table:table-cell>
          <table:table-cell table:style-name="ce10" table:formula="of:=[.$B$4]/[.E4]" office:value-type="float" office:value="0.984599663598054" calcext:value-type="float">
            <text:p>0,98460</text:p>
          </table:table-cell>
          <table:table-cell table:style-name="ce10" table:formula="of:=[.$B$4]/[.F4]" office:value-type="float" office:value="0.963138899209172" calcext:value-type="float">
            <text:p>0,96314</text:p>
          </table:table-cell>
          <table:table-cell table:style-name="ce10" table:formula="of:=[.$B$4]/[.G4]" office:value-type="float" office:value="0.949208840068001" calcext:value-type="float">
            <text:p>0,9492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7x7</text:p>
          </table:table-cell>
          <table:table-cell table:style-name="ce8" table:formula="of:=[.$B$5]/[.B5]" office:value-type="float" office:value="1" calcext:value-type="float">
            <text:p>1</text:p>
          </table:table-cell>
          <table:table-cell table:style-name="ce9" table:formula="of:=[.$B$5]/[.C5]" office:value-type="float" office:value="133.831269568161" calcext:value-type="float">
            <text:p>133,83127</text:p>
          </table:table-cell>
          <table:table-cell table:style-name="ce9" table:formula="of:=[.$B$5]/[.D5]" office:value-type="float" office:value="126.979607129476" calcext:value-type="float">
            <text:p>126,97961</text:p>
          </table:table-cell>
          <table:table-cell table:style-name="ce9" table:formula="of:=[.$B$5]/[.E5]" office:value-type="float" office:value="129.174811467153" calcext:value-type="float">
            <text:p>129,17481</text:p>
          </table:table-cell>
          <table:table-cell table:style-name="ce9" table:formula="of:=[.$B$5]/[.F5]" office:value-type="float" office:value="124.225540916993" calcext:value-type="float">
            <text:p>124,22554</text:p>
          </table:table-cell>
          <table:table-cell table:style-name="ce9" table:formula="of:=[.$B$5]/[.G5]" office:value-type="float" office:value="107.615401364494" calcext:value-type="float">
            <text:p>107,61540</text:p>
          </table:table-cell>
          <table:table-cell/>
        </table:table-row>
        <table:table-row table:style-name="ro1">
          <table:table-cell/>
          <table:table-cell table:style-name="ce5" table:number-columns-repeated="6"/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ce5" table:number-columns-repeated="6"/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<text:s/>Eficiência para tabelas com inicio em 0 x 0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<text:s/>thread(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5x5</text:p>
          </table:table-cell>
          <table:table-cell table:style-name="ce8" table:formula="of:=[.$B$3]/([.C26]*[.B3])" office:value-type="float" office:value="1" calcext:value-type="float">
            <text:p>1</text:p>
          </table:table-cell>
          <table:table-cell table:style-name="ce9" table:formula="of:=[.$B$3]/([.D26]*[.C3])" office:value-type="float" office:value="0.863848828592601" calcext:value-type="float">
            <text:p>0,86385</text:p>
          </table:table-cell>
          <table:table-cell table:style-name="ce9" table:formula="of:=[.$B$3]/([.E26]*[.D3])" office:value-type="float" office:value="0.383872029991388" calcext:value-type="float">
            <text:p>0,38387</text:p>
          </table:table-cell>
          <table:table-cell table:style-name="ce9" table:formula="of:=[.$B$3]/([.F26]*[.E3])" office:value-type="float" office:value="0.150121844910251" calcext:value-type="float">
            <text:p>0,15012</text:p>
          </table:table-cell>
          <table:table-cell table:style-name="ce9" table:formula="of:=[.$B$3]/([.G26]*[.F3])" office:value-type="float" office:value="0.0577939561277725" calcext:value-type="float">
            <text:p>0,05779</text:p>
          </table:table-cell>
          <table:table-cell table:style-name="ce9" table:formula="of:=[.$B$3]/([.H26]*[.G3])" office:value-type="float" office:value="0.0178271456804066" calcext:value-type="float">
            <text:p>0,0178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6x6</text:p>
          </table:table-cell>
          <table:table-cell table:style-name="ce8" table:formula="of:=[.$B$4]/([.C26]*[.B4])" office:value-type="float" office:value="1" calcext:value-type="float">
            <text:p>1</text:p>
          </table:table-cell>
          <table:table-cell table:style-name="ce9" table:formula="of:=[.$B$4]/([.D26]*[.C4])" office:value-type="float" office:value="0.49398393902273" calcext:value-type="float">
            <text:p>0,49398</text:p>
          </table:table-cell>
          <table:table-cell table:style-name="ce9" table:formula="of:=[.$B$4]/([.E26]*[.D4])" office:value-type="float" office:value="0.243834653146051" calcext:value-type="float">
            <text:p>0,24383</text:p>
          </table:table-cell>
          <table:table-cell table:style-name="ce9" table:formula="of:=[.$B$4]/([.F26]*[.E4])" office:value-type="float" office:value="0.123074957949757" calcext:value-type="float">
            <text:p>0,12307</text:p>
          </table:table-cell>
          <table:table-cell table:style-name="ce9" table:formula="of:=[.$B$4]/([.G26]*[.F4])" office:value-type="float" office:value="0.0601961812005732" calcext:value-type="float">
            <text:p>0,06020</text:p>
          </table:table-cell>
          <table:table-cell table:style-name="ce9" table:formula="of:=[.$B$4]/([.H26]*[.G4])" office:value-type="float" office:value="0.029662776252125" calcext:value-type="float">
            <text:p>0,0296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7x7</text:p>
          </table:table-cell>
          <table:table-cell table:style-name="ce8" table:formula="of:=[.$B$5]/([.C26]*[.B5])" office:value-type="float" office:value="1" calcext:value-type="float">
            <text:p>1</text:p>
          </table:table-cell>
          <table:table-cell table:style-name="ce9" table:formula="of:=[.$B$5]/([.D26]*[.C5])" office:value-type="float" office:value="66.9156347840803" calcext:value-type="float">
            <text:p>66,91563</text:p>
          </table:table-cell>
          <table:table-cell table:style-name="ce9" table:formula="of:=[.$B$5]/([.E26]*[.D5])" office:value-type="float" office:value="31.744901782369" calcext:value-type="float">
            <text:p>31,74490</text:p>
          </table:table-cell>
          <table:table-cell table:style-name="ce9" table:formula="of:=[.$B$5]/([.F26]*[.E5])" office:value-type="float" office:value="16.1468514333941" calcext:value-type="float">
            <text:p>16,14685</text:p>
          </table:table-cell>
          <table:table-cell table:style-name="ce9" table:formula="of:=[.$B$5]/([.G26]*[.F5])" office:value-type="float" office:value="7.76409630731207" calcext:value-type="float">
            <text:p>7,76410</text:p>
          </table:table-cell>
          <table:table-cell table:style-name="ce9" table:formula="of:=[.$B$5]/([.H26]*[.G5])" office:value-type="float" office:value="3.36298129264044" calcext:value-type="float">
            <text:p>3,36298</text:p>
          </table:table-cell>
          <table:table-cell/>
        </table:table-row>
        <table:table-row table:style-name="ro1">
          <table:table-cell/>
          <table:table-cell table:style-name="ce5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0T03:29:15.538951362</dc:date>
    <meta:editing-duration>PT8M21S</meta:editing-duration>
    <meta:editing-cycles>1</meta:editing-cycles>
    <meta:document-statistic meta:table-count="1" meta:cell-count="87" meta:object-count="0"/>
    <meta:generator>LibreOffice/7.3.7.2$Linux_X86_64 LibreOffice_project/30$Build-2</meta:generator>
  </office:meta>
</office:document-meta>
</file>